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8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6d293"/>
    </style:style>
    <style:style style:name="P9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9a42c"/>
    </style:style>
    <style:style style:name="P10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2de25b7"/>
    </style:style>
    <style:style style:name="P11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57f8f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df37a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df37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f2688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f2688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da2802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a9ef69" officeooo:paragraph-rsid="02e35d10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1" fo:font-size="8pt" fo:letter-spacing="-0.016cm" fo:language="es" fo:country="ES" fo:font-weight="normal" officeooo:rsid="02a9ef69" officeooo:paragraph-rsid="02ed3997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d4eae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e2516c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2516c" officeooo:paragraph-rsid="02ed3997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1" fo:font-size="8pt" fo:letter-spacing="-0.016cm" fo:language="es" fo:country="ES" fo:font-weight="normal" officeooo:rsid="02e35d10" officeooo:paragraph-rsid="02e35d10" fo:background-color="transparent" style:font-size-asian="8pt" style:font-weight-asian="normal" style:font-size-complex="8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028fd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5cca6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 draw:fill-gradient-name="Gradient_20_3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aad5e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 draw:fill-gradient-name="Gradient_20_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bbd57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 draw:fill-gradient-name="Gradient_20_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d3997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 draw:fill-gradient-name="Gradient_20_5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df37a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f26889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dff0e5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a9ef69" officeooo:paragraph-rsid="02e009b7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 draw:fill-gradient-name="Gradient_20_2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e6996a" officeooo:paragraph-rsid="02e6996a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e35d10" officeooo:paragraph-rsid="02e35d10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7pt" fo:letter-spacing="-0.016cm" fo:language="es" fo:country="ES" fo:font-weight="normal" officeooo:rsid="02dc2d34" officeooo:paragraph-rsid="02dff0e5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35cm" fo:border="0.11pt solid #000000" style:shadow="none"/>
      <style:text-properties fo:color="#808080" loext:opacity="100%" style:font-name="Tahoma" fo:font-size="7pt" fo:letter-spacing="-0.016cm" fo:font-weight="normal" officeooo:rsid="02dff0e5" officeooo:paragraph-rsid="02dff0e5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1" fo:font-size="8pt" fo:letter-spacing="-0.016cm" fo:language="es" fo:country="ES" fo:font-weight="normal" officeooo:rsid="02f39d2d" officeooo:paragraph-rsid="02f26889" fo:background-color="transparent" style:font-size-asian="8pt" style:font-weight-asian="normal" style:font-size-complex="8pt" style:font-weight-complex="normal"/>
    </style:style>
    <style:style style:name="P38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f79158"/>
    </style:style>
    <style:style style:name="P39" style:family="paragraph" style:parent-style-name="Standard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f79158"/>
    </style:style>
    <style:style style:name="P40" style:family="paragraph" style:parent-style-name="Standard" style:master-page-name="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f7a100"/>
    </style:style>
    <style:style style:name="P41" style:family="paragraph" style:parent-style-name="Standard">
      <loext:graphic-properties draw:fill="solid" draw:fill-color="#ffd8ce" draw:fill-gradient-name="Gradient_20_1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officeooo:paragraph-rsid="02f7a100"/>
    </style:style>
    <style:style style:name="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officeooo:rsid="02e1f962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1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1" fo:font-size="8pt" fo:letter-spacing="-0.016cm" fo:language="es" fo:country="ES" fo:font-weight="normal" officeooo:rsid="02d6d29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1" fo:font-size="8pt" fo:letter-spacing="-0.016cm" fo:language="es" fo:country="ES" fo:font-weight="normal" officeooo:rsid="02d85548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1" fo:font-size="8pt" fo:letter-spacing="-0.016cm" fo:language="es" fo:country="ES" fo:font-weight="normal" officeooo:rsid="02da2802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1" fo:font-size="8pt" fo:letter-spacing="-0.016cm" fo:language="es" fo:country="ES" fo:font-weight="normal" officeooo:rsid="02ddf88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1" fo:font-size="8pt" fo:letter-spacing="-0.016cm" fo:language="es" fo:country="ES" fo:font-weight="normal" officeooo:rsid="02de25b7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1" fo:font-size="8pt" fo:letter-spacing="-0.016cm" fo:language="es" fo:country="ES" fo:font-weight="normal" officeooo:rsid="02dfc0d7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1" fo:font-size="8pt" fo:letter-spacing="-0.016cm" fo:language="es" fo:country="ES" fo:font-weight="normal" officeooo:rsid="02e35d10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font-weight="normal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font-weight="normal" officeooo:rsid="02dff0e5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20" style:family="text">
      <style:text-properties officeooo:rsid="02db017a"/>
    </style:style>
    <style:style style:name="T21" style:family="text">
      <style:text-properties officeooo:rsid="02e7696e"/>
    </style:style>
    <style:style style:name="T22" style:family="text">
      <style:text-properties officeooo:rsid="02eaad5e"/>
    </style:style>
    <style:style style:name="T23" style:family="text">
      <style:text-properties officeooo:rsid="02ebbd57"/>
    </style:style>
    <style:style style:name="T24" style:family="text">
      <style:text-properties officeooo:rsid="02edf37a"/>
    </style:style>
    <style:style style:name="T25" style:family="text">
      <style:text-properties officeooo:rsid="02f070e5"/>
    </style:style>
    <style:style style:name="T26" style:family="text">
      <style:text-properties officeooo:rsid="02f21b12"/>
    </style:style>
    <style:style style:name="T27" style:family="text">
      <style:text-properties officeooo:rsid="02f39d2d"/>
    </style:style>
    <style:style style:name="T28" style:family="text">
      <style:text-properties fo:font-size="8pt" officeooo:rsid="02f39d2d" style:font-size-asian="8pt" style:font-size-complex="8pt"/>
    </style:style>
    <style:style style:name="T29" style:family="text">
      <style:text-properties officeooo:rsid="02f58b9e"/>
    </style:style>
    <style:style style:name="T30" style:family="text">
      <style:text-properties officeooo:rsid="02f6a946"/>
    </style:style>
    <style:style style:name="T31" style:family="text">
      <style:text-properties fo:color="#0000ff" loext:opacity="100%" style:font-name="Courier New" fo:font-size="10pt" fo:font-weight="bold" style:font-size-asian="10pt" style:font-weight-asian="bold"/>
    </style:style>
    <style:style style:name="T32" style:family="text">
      <style:text-properties fo:color="#0000ff" loext:opacity="100%" style:font-name="Courier New" fo:font-size="10pt" fo:font-weight="normal" style:font-size-asian="10pt" style:font-weight-asian="normal"/>
    </style:style>
    <style:style style:name="T33" style:family="text">
      <style:text-properties fo:color="#ff00ff" loext:opacity="100%" style:font-name="Courier New" fo:font-size="10pt" fo:font-weight="normal" style:font-size-asian="10pt" style:font-weight-asian="normal"/>
    </style:style>
    <style:style style:name="T34" style:family="text">
      <style:text-properties fo:color="#808000" loext:opacity="100%" style:font-name="Courier New" fo:font-size="10pt" fo:font-weight="normal" style:font-size-asian="10pt" style:font-weight-asian="normal"/>
    </style:style>
    <style:style style:name="T35" style:family="text">
      <style:text-properties fo:color="#000080" loext:opacity="100%" style:font-name="Courier New" fo:font-size="10pt" fo:font-weight="bold" style:font-size-asian="10pt" style:font-weight-asian="bold"/>
    </style:style>
    <style:style style:name="T36" style:family="text">
      <style:text-properties fo:color="#000080" loext:opacity="100%" style:font-name="Courier New" fo:font-size="10pt" fo:font-weight="bold" officeooo:rsid="02f7a100" style:font-size-asian="10pt" style:font-weight-asian="bold"/>
    </style:style>
    <style:style style:name="T37" style:family="text">
      <style:text-properties fo:color="#808080" loext:opacity="100%" style:font-name="Tahoma1" fo:font-size="7pt" fo:letter-spacing="-0.016cm" fo:language="es" fo:country="ES" fo:font-weight="normal" officeooo:rsid="02a9ef69" fo:background-color="transparent" loext:char-shading-value="0" style:font-size-asian="7pt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2"><text:span text:style-name="T20">Muestra los productos cuyo precio sea el mayor de todos</text:span>.</text:p>
      <text:p text:style-name="P38"><text:span text:style-name="T31">SELECT</text:span><text:span text:style-name="T19"> </text:span><text:span text:style-name="T32">*</text:span><text:span text:style-name="T19"> </text:span><text:span text:style-name="T31">FROM</text:span><text:span text:style-name="T19"> </text:span><text:span text:style-name="T33">producto </text:span></text:p>
      <text:p text:style-name="P39"><text:span text:style-name="T31">WHERE</text:span><text:span text:style-name="T19"> </text:span><text:span text:style-name="T34">precio</text:span><text:span text:style-name="T19"> </text:span><text:span text:style-name="T32">=</text:span><text:span text:style-name="T19"> </text:span><text:span text:style-name="T32">(</text:span><text:span text:style-name="T31">SELECT</text:span><text:span text:style-name="T19"> </text:span><text:span text:style-name="T35">MAX</text:span><text:span text:style-name="T32">(</text:span><text:span text:style-name="T34">precio</text:span><text:span text:style-name="T32">)</text:span><text:span text:style-name="T19"> </text:span></text:p>
      <text:p text:style-name="P39"><text:span text:style-name="T31">FROM</text:span><text:span text:style-name="T19"> </text:span><text:span text:style-name="T33">producto</text:span><text:span text:style-name="T32">);</text:span></text:p>
      <text:p text:style-name="P12"><text:span text:style-name="T20">Muestra los productos cuyo precio sea el menor de todos</text:span>.</text:p>
      <text:p text:style-name="P40"><text:span text:style-name="T31">SELECT</text:span><text:span text:style-name="T19"> </text:span><text:span text:style-name="T32">*</text:span><text:span text:style-name="T19"> </text:span><text:span text:style-name="T31">FROM</text:span><text:span text:style-name="T19"> </text:span><text:span text:style-name="T33">producto </text:span></text:p>
      <text:p text:style-name="P41"><text:span text:style-name="T31">WHERE</text:span><text:span text:style-name="T19"> </text:span><text:span text:style-name="T34">precio</text:span><text:span text:style-name="T19"> </text:span><text:span text:style-name="T32">=</text:span><text:span text:style-name="T19"> </text:span><text:span text:style-name="T32">(</text:span><text:span text:style-name="T31">SELECT</text:span><text:span text:style-name="T19"> </text:span><text:span text:style-name="T35">M</text:span><text:span text:style-name="T36">IN</text:span><text:span text:style-name="T32">(</text:span><text:span text:style-name="T34">precio</text:span><text:span text:style-name="T32">)</text:span><text:span text:style-name="T19"> </text:span></text:p>
      <text:p text:style-name="P41"><text:span text:style-name="T31">FROM</text:span><text:span text:style-name="T19"> </text:span><text:span text:style-name="T33">producto</text:span><text:span text:style-name="T32">);</text:span></text:p>
      <text:p text:style-name="P12"><text:span text:style-name="T20">Muestra los productos cuyo precio sea mayor que alguno</text:span>.</text:p>
      <text:p text:style-name="P25"/>
      <text:p text:style-name="P12"><text:span text:style-name="T20">Muestra los productos cuyo </text:span><text:span text:style-name="T21">fabricante sea Asus, Lenovo o Crucial</text:span>.</text:p>
      <text:p text:style-name="P33"/>
      <text:p text:style-name="P12"><text:span text:style-name="T20">Muestra los productos cuyo </text:span><text:span text:style-name="T22">código de fabricante sea par.</text:span></text:p>
      <text:p text:style-name="P26"/>
      <text:p text:style-name="P12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20">Muestra los nombres de los departamentos con empleados asociados.</text:p>
      <text:p text:style-name="P27"/>
      <text:p text:style-name="P21">Muestra <text:span text:style-name="T23">los empleados del departamento con mayor presupuesto</text:span>.</text:p>
      <text:p text:style-name="P27"/>
      <text:p text:style-name="P22">Muestra <text:span text:style-name="T30">detalles de los departamentos que tengan empleados cuyo primer apellido empiece por ‘r’.</text:span></text:p>
      <text:p text:style-name="P28"/>
      <text:p text:style-name="P19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6"><text:span text:style-name="T16">Muestra los clientes que no hayan realizado ningún pedido</text:span><text:span text:style-name="T9">.</text:span></text:p>
      <text:p text:style-name="P34"/>
      <text:p text:style-name="P23">Muestra los comerciales que hayan participado en algún pedido.</text:p>
      <text:p text:style-name="P34"/>
      <text:p text:style-name="P18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1"><text:span text:style-name="T24">Muestra el nombre de los jugadores que han metido más de 20 puntos por partido</text:span>.</text:p>
      <text:p text:style-name="P29"/>
      <text:p text:style-name="P13"><text:span text:style-name="T24">Muestra el nombre de los jugadores que han metido más de 20 puntos por partido</text:span>.</text:p>
      <text:p text:style-name="P29"/>
      <text:p text:style-name="P14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1"><text:span text:style-name="T25">Muestra </text:span><text:span text:style-name="T26">los códigos de oficina del departamento Comercial</text:span>.</text:p>
      <text:p text:style-name="P30"/>
      <text:p text:style-name="P15"><text:span text:style-name="T25">Muestra </text:span><text:span text:style-name="T29">todos los datos de los</text:span><text:span text:style-name="T26"> </text:span><text:span text:style-name="T27">empleados de las categorías Administrativo y Comercial</text:span>.</text:p>
      <text:p text:style-name="P37"/>
      <text:p text:style-name="P16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7"><text:span text:style-name="T9">Muestra </text:span><text:span text:style-name="T10">el nombre completo de los Empleados que </text:span><text:span text:style-name="T12">sean </text:span><text:span text:style-name="T10">represent</text:span><text:span text:style-name="T12">antes de ventas</text:span><text:span text:style-name="T10"> </text:span><text:span text:style-name="T12">de</text:span><text:span text:style-name="T10"> ningún Cliente</text:span><text:span text:style-name="T9">.</text:span></text:p>
      <text:p text:style-name="P31"/>
      <text:p text:style-name="P8"><text:span text:style-name="T9">Muestra </text:span><text:span text:style-name="T10">el nombre de los Cliente</text:span><text:span text:style-name="T11">s que no hayan realizado ningún pago</text:span><text:span text:style-name="T9">.</text:span></text:p>
      <text:p text:style-name="P31"/>
      <text:p text:style-name="P9"><text:span text:style-name="T9">Muestra </text:span><text:span text:style-name="T13">el nombre de </text:span><text:span text:style-name="T12">los productos que aparezcan en </text:span><text:span text:style-name="T13">al</text:span><text:span text:style-name="T12">gún pedido</text:span><text:span text:style-name="T9">.</text:span></text:p>
      <text:p text:style-name="P35"><text:soft-page-break/></text:p>
      <text:p text:style-name="P10"><text:span text:style-name="T9">Muestra </text:span><text:span text:style-name="T17">los datos de los clientes que pertenezcan a la ciudad con </text:span><text:span text:style-name="T18">meno</text:span><text:span text:style-name="T17">s trabajadores de contacto.</text:span></text:p>
      <text:p text:style-name="P36"/>
      <text:p text:style-name="P10"><text:span text:style-name="T9">Muestra </text:span><text:span text:style-name="T14">los clientes que han realizado algún pedido pero sin realizar el pago</text:span><text:span text:style-name="T9">.</text:span></text:p>
      <text:p text:style-name="P32"/>
      <text:p text:style-name="P10"><text:span text:style-name="T9">Muestra </text:span><text:span text:style-name="T14">las oficinas en las que no trabajen ningún empleado que haya sido representante de ventas d</text:span><text:span text:style-name="T15">e ventas de algún cliente que haya realizado la compra de algún producto de la gama Frutales</text:span><text:span text:style-name="T9">.</text:span></text:p>
      <text:p text:style-name="P24"/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1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1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1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officeooo:rsid="02e1f962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</text:span><text:span text:style-name="MT3">sub</text:span><text:span text:style-name="MT2">consultas </text:span><text:span text:style-name="MT3">de pertenencia a conjuntos (IN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4H34M30S</meta:editing-duration>
    <meta:editing-cycles>634</meta:editing-cycles>
    <meta:generator>LibreOffice/7.5.3.2$Windows_X86_64 LibreOffice_project/9f56dff12ba03b9acd7730a5a481eea045e468f3</meta:generator>
    <dc:date>2024-01-10T19:54:05.840000000</dc:date>
    <dc:title>Untitled</dc:title>
    <meta:document-statistic meta:table-count="0" meta:image-count="0" meta:object-count="0" meta:page-count="2" meta:paragraph-count="33" meta:word-count="325" meta:character-count="1996" meta:non-whitespace-character-count="1700"/>
  </office:meta>
</office:document-meta>
</file>